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0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019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8.0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oyad</text:p>
          </table:table-cell>
          <table:table-cell office:value-type="string" calcext:value-type="string">
            <text:p>bunmara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çık adres</text:p>
          </table:table-cell>
          <table:table-cell table:number-columns-repeated="3"/>
        </table:table-row>
        <table:table-row table:style-name="ro1">
          <table:table-cell office:value-type="float" office:value="12698514581" calcext:value-type="float">
            <text:p>12698514581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Yılmaz</text:p>
          </table:table-cell>
          <table:table-cell office:value-type="float" office:value="5012346789" calcext:value-type="float">
            <text:p>5012346789</text:p>
          </table:table-cell>
          <table:table-cell office:value-type="string" calcext:value-type="string">
            <text:p><text:a xlink:href="mailto:ali123@gmail.com" xlink:type="simple">ali123@gmail.com</text:a></text:p>
          </table:table-cell>
          <table:table-cell office:value-type="string" calcext:value-type="string">
            <text:p>1998.07.08</text:p>
          </table:table-cell>
          <table:table-cell office:value-type="string" calcext:value-type="string">
            <text:p>Bartın</text:p>
          </table:table-cell>
          <table:table-cell office:value-type="string" calcext:value-type="string">
            <text:p>Kemerköprü Mahallesi No:19</text:p>
          </table:table-cell>
          <table:table-cell table:number-columns-repeated="2"/>
          <table:table-cell table:formula="of:=&quot;INSERT INTO K_CUSTOMER(TC, FIRST_NAME, SURNAME, NUMBER, MAIL, DATE_OF_BIRTH, CITY, OPEN_ADDRESS) VALUES ('&quot;&amp;[.A2]&amp;&quot;','&quot;&amp;[.B2]&amp;&quot;','&quot;&amp;[.C2]&amp;&quot;','&quot;&amp;[.D2]&amp;&quot;','&quot;&amp;[.E2]&amp;&quot;','&quot;&amp;[.F2]&amp;&quot;','&quot;&amp;[.G2]&amp;&quot;','&quot;&amp;[.H2]&amp;&quot;')&quot;" office:value-type="string" office:string-value="INSERT INTO K_CUSTOMER(TC, FIRST_NAME, SURNAME, NUMBER, MAIL, DATE_OF_BIRTH, CITY, OPEN_ADDRESS) VALUES ('12698514581','Ali','Yılmaz','5012346789','ali123@gmail.com','1998.07.08','Bartın','Kemerköprü Mahallesi No:19')" calcext:value-type="string">
            <text:p>INSERT INTO K_CUSTOMER(TC, FIRST_NAME, SURNAME, NUMBER, MAIL, DATE_OF_BIRTH, CITY, OPEN_ADDRESS) VALUES ('12698514581','Ali','Yılmaz','5012346789','ali123@gmail.com','1998.07.08','Bartın','Kemerköprü Mahallesi No:19')</text:p>
          </table:table-cell>
        </table:table-row>
        <table:table-row table:style-name="ro1">
          <table:table-cell office:value-type="float" office:value="35877423258" calcext:value-type="float">
            <text:p>35877423258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Demir</text:p>
          </table:table-cell>
          <table:table-cell office:value-type="float" office:value="5436789012" calcext:value-type="float">
            <text:p>5436789012</text:p>
          </table:table-cell>
          <table:table-cell office:value-type="string" calcext:value-type="string">
            <text:p><text:a xlink:href="mailto:ayse.d@gmail.com" xlink:type="simple">ayse.d@gmail.com</text:a></text:p>
          </table:table-cell>
          <table:table-cell office:value-type="string" calcext:value-type="string">
            <text:p>1999.11.03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Osmanlı Sokak No:6</text:p>
          </table:table-cell>
          <table:table-cell table:number-columns-repeated="2"/>
          <table:table-cell table:formula="of:=&quot;INSERT INTO K_CUSTOMER(TC, FIRST_NAME, SURNAME, NUMBER, MAIL, DATE_OF_BIRTH, CITY, OPEN_ADDRESS) VALUES ('&quot;&amp;[.A3]&amp;&quot;','&quot;&amp;[.B3]&amp;&quot;','&quot;&amp;[.C3]&amp;&quot;','&quot;&amp;[.D3]&amp;&quot;','&quot;&amp;[.E3]&amp;&quot;','&quot;&amp;[.F3]&amp;&quot;','&quot;&amp;[.G3]&amp;&quot;','&quot;&amp;[.H3]&amp;&quot;')&quot;" office:value-type="string" office:string-value="INSERT INTO K_CUSTOMER(TC, FIRST_NAME, SURNAME, NUMBER, MAIL, DATE_OF_BIRTH, CITY, OPEN_ADDRESS) VALUES ('35877423258','Ayşe','Demir','5436789012','ayse.d@gmail.com','1999.11.03','İstanbul','Osmanlı Sokak No:6')" calcext:value-type="string">
            <text:p>INSERT INTO K_CUSTOMER(TC, FIRST_NAME, SURNAME, NUMBER, MAIL, DATE_OF_BIRTH, CITY, OPEN_ADDRESS) VALUES ('35877423258','Ayşe','Demir','5436789012','ayse.d@gmail.com','1999.11.03','İstanbul','Osmanlı Sokak No:6')</text:p>
          </table:table-cell>
        </table:table-row>
        <table:table-row table:style-name="ro1">
          <table:table-cell office:value-type="float" office:value="74185296381" calcext:value-type="float">
            <text:p>74185296381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Çelik</text:p>
          </table:table-cell>
          <table:table-cell office:value-type="float" office:value="5443120987" calcext:value-type="float">
            <text:p>5443120987</text:p>
          </table:table-cell>
          <table:table-cell office:value-type="string" calcext:value-type="string">
            <text:p><text:span text:style-name="T1"><text:a xlink:href="mailto:celikm@gmail.com" xlink:type="simple">celikm@gmail.com</text:a></text:span></text:p>
          </table:table-cell>
          <table:table-cell office:value-type="string" calcext:value-type="string">
            <text:p>2000.03.21</text:p>
          </table:table-cell>
          <table:table-cell office:value-type="string" calcext:value-type="string">
            <text:p>Mersin</text:p>
          </table:table-cell>
          <table:table-cell office:value-type="string" calcext:value-type="string">
            <text:p>Mutlu Sokak No:7</text:p>
          </table:table-cell>
          <table:table-cell table:number-columns-repeated="2"/>
          <table:table-cell table:formula="of:=&quot;INSERT INTO K_CUSTOMER(TC, FIRST_NAME, SURNAME, NUMBER, MAIL, DATE_OF_BIRTH, CITY, OPEN_ADDRESS) VALUES ('&quot;&amp;[.A4]&amp;&quot;','&quot;&amp;[.B4]&amp;&quot;','&quot;&amp;[.C4]&amp;&quot;','&quot;&amp;[.D4]&amp;&quot;','&quot;&amp;[.E4]&amp;&quot;','&quot;&amp;[.F4]&amp;&quot;','&quot;&amp;[.G4]&amp;&quot;','&quot;&amp;[.H4]&amp;&quot;')&quot;" office:value-type="string" office:string-value="INSERT INTO K_CUSTOMER(TC, FIRST_NAME, SURNAME, NUMBER, MAIL, DATE_OF_BIRTH, CITY, OPEN_ADDRESS) VALUES ('74185296381','Mehmet','Çelik','5443120987','celikm@gmail.com','2000.03.21','Mersin','Mutlu Sokak No:7')" calcext:value-type="string">
            <text:p>INSERT INTO K_CUSTOMER(TC, FIRST_NAME, SURNAME, NUMBER, MAIL, DATE_OF_BIRTH, CITY, OPEN_ADDRESS) VALUES ('74185296381','Mehmet','Çelik','5443120987','celikm@gmail.com','2000.03.21','Mersin','Mutlu Sokak No:7')</text:p>
          </table:table-cell>
        </table:table-row>
        <table:table-row table:style-name="ro1">
          <table:table-cell office:value-type="float" office:value="14725836912" calcext:value-type="float">
            <text:p>14725836912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Arslan</text:p>
          </table:table-cell>
          <table:table-cell office:value-type="float" office:value="5397618515" calcext:value-type="float">
            <text:p>5397618515</text:p>
          </table:table-cell>
          <table:table-cell office:value-type="string" calcext:value-type="string">
            <text:p><text:span text:style-name="T1"><text:a xlink:href="mailto:a.elif@gmail.com" xlink:type="simple">a.elif@gmail.com</text:a></text:span></text:p>
          </table:table-cell>
          <table:table-cell office:value-type="string" calcext:value-type="string">
            <text:p>1985.09.18</text:p>
          </table:table-cell>
          <table:table-cell office:value-type="string" calcext:value-type="string">
            <text:p>Erzurum</text:p>
          </table:table-cell>
          <table:table-cell office:value-type="string" calcext:value-type="string">
            <text:p>Yeniköy Mahallesi No:21</text:p>
          </table:table-cell>
          <table:table-cell table:number-columns-repeated="2"/>
          <table:table-cell table:formula="of:=&quot;INSERT INTO K_CUSTOMER(TC, FIRST_NAME, SURNAME, NUMBER, MAIL, DATE_OF_BIRTH, CITY, OPEN_ADDRESS) VALUES ('&quot;&amp;[.A5]&amp;&quot;','&quot;&amp;[.B5]&amp;&quot;','&quot;&amp;[.C5]&amp;&quot;','&quot;&amp;[.D5]&amp;&quot;','&quot;&amp;[.E5]&amp;&quot;','&quot;&amp;[.F5]&amp;&quot;','&quot;&amp;[.G5]&amp;&quot;','&quot;&amp;[.H5]&amp;&quot;')&quot;" office:value-type="string" office:string-value="INSERT INTO K_CUSTOMER(TC, FIRST_NAME, SURNAME, NUMBER, MAIL, DATE_OF_BIRTH, CITY, OPEN_ADDRESS) VALUES ('14725836912','Elif','Arslan','5397618515','a.elif@gmail.com','1985.09.18','Erzurum','Yeniköy Mahallesi No:21')" calcext:value-type="string">
            <text:p>INSERT INTO K_CUSTOMER(TC, FIRST_NAME, SURNAME, NUMBER, MAIL, DATE_OF_BIRTH, CITY, OPEN_ADDRESS) VALUES ('14725836912','Elif','Arslan','5397618515','a.elif@gmail.com','1985.09.18','Erzurum','Yeniköy Mahallesi No:21')</text:p>
          </table:table-cell>
        </table:table-row>
        <table:table-row table:style-name="ro1">
          <table:table-cell office:value-type="float" office:value="32165498715" calcext:value-type="float">
            <text:p>32165498715</text:p>
          </table:table-cell>
          <table:table-cell office:value-type="string" calcext:value-type="string">
            <text:p>Oğuzhan</text:p>
          </table:table-cell>
          <table:table-cell office:value-type="string" calcext:value-type="string">
            <text:p>Kaya</text:p>
          </table:table-cell>
          <table:table-cell office:value-type="float" office:value="5361319333" calcext:value-type="float">
            <text:p>5361319333</text:p>
          </table:table-cell>
          <table:table-cell office:value-type="string" calcext:value-type="string">
            <text:p><text:span text:style-name="T1"><text:a xlink:href="mailto:oguzkaya@gmail.com" xlink:type="simple">oguzkaya@gmail.com</text:a></text:span></text:p>
          </table:table-cell>
          <table:table-cell office:value-type="string" calcext:value-type="string">
            <text:p>1993.12.14</text:p>
          </table:table-cell>
          <table:table-cell office:value-type="string" calcext:value-type="string">
            <text:p>Sivas</text:p>
          </table:table-cell>
          <table:table-cell office:value-type="string" calcext:value-type="string">
            <text:p>Çiçek Sokak <text:s/>No:23</text:p>
          </table:table-cell>
          <table:table-cell table:number-columns-repeated="2"/>
          <table:table-cell table:formula="of:=&quot;INSERT INTO K_CUSTOMER(TC, FIRST_NAME, SURNAME, NUMBER, MAIL, DATE_OF_BIRTH, CITY, OPEN_ADDRESS) VALUES ('&quot;&amp;[.A6]&amp;&quot;','&quot;&amp;[.B6]&amp;&quot;','&quot;&amp;[.C6]&amp;&quot;','&quot;&amp;[.D6]&amp;&quot;','&quot;&amp;[.E6]&amp;&quot;','&quot;&amp;[.F6]&amp;&quot;','&quot;&amp;[.G6]&amp;&quot;','&quot;&amp;[.H6]&amp;&quot;')&quot;" office:value-type="string" office:string-value="INSERT INTO K_CUSTOMER(TC, FIRST_NAME, SURNAME, NUMBER, MAIL, DATE_OF_BIRTH, CITY, OPEN_ADDRESS) VALUES ('32165498715','Oğuzhan','Kaya','5361319333','oguzkaya@gmail.com','1993.12.14','Sivas','Çiçek Sokak  No:23')" calcext:value-type="string">
            <text:p>INSERT INTO K_CUSTOMER(TC, FIRST_NAME, SURNAME, NUMBER, MAIL, DATE_OF_BIRTH, CITY, OPEN_ADDRESS) VALUES ('32165498715','Oğuzhan','Kaya','5361319333','oguzkaya@gmail.com','1993.12.14','Sivas','Çiçek Sokak <text:s/>No:23')</text:p>
          </table:table-cell>
        </table:table-row>
        <table:table-row table:style-name="ro1">
          <table:table-cell office:value-type="float" office:value="90132475680" calcext:value-type="float">
            <text:p>90132475680</text:p>
          </table:table-cell>
          <table:table-cell office:value-type="string" calcext:value-type="string">
            <text:p>Zeynep</text:p>
          </table:table-cell>
          <table:table-cell office:value-type="string" calcext:value-type="string">
            <text:p>Polat</text:p>
          </table:table-cell>
          <table:table-cell office:value-type="float" office:value="5353156515" calcext:value-type="float">
            <text:p>5353156515</text:p>
          </table:table-cell>
          <table:table-cell office:value-type="string" calcext:value-type="string">
            <text:p><text:span text:style-name="T1"><text:a xlink:href="mailto:polatzey@gmail.com" xlink:type="simple">polatzey@gmail.com</text:a></text:span></text:p>
          </table:table-cell>
          <table:table-cell office:value-type="string" calcext:value-type="string">
            <text:p>2001.0919</text:p>
          </table:table-cell>
          <table:table-cell office:value-type="string" calcext:value-type="string">
            <text:p>İzmir</text:p>
          </table:table-cell>
          <table:table-cell office:value-type="string" calcext:value-type="string">
            <text:p>Orman Sokak no:5</text:p>
          </table:table-cell>
          <table:table-cell table:number-columns-repeated="2"/>
          <table:table-cell table:formula="of:=&quot;INSERT INTO K_CUSTOMER(TC, FIRST_NAME, SURNAME, NUMBER, MAIL, DATE_OF_BIRTH, CITY, OPEN_ADDRESS) VALUES ('&quot;&amp;[.A7]&amp;&quot;','&quot;&amp;[.B7]&amp;&quot;','&quot;&amp;[.C7]&amp;&quot;','&quot;&amp;[.D7]&amp;&quot;','&quot;&amp;[.E7]&amp;&quot;','&quot;&amp;[.F7]&amp;&quot;','&quot;&amp;[.G7]&amp;&quot;','&quot;&amp;[.H7]&amp;&quot;')&quot;" office:value-type="string" office:string-value="INSERT INTO K_CUSTOMER(TC, FIRST_NAME, SURNAME, NUMBER, MAIL, DATE_OF_BIRTH, CITY, OPEN_ADDRESS) VALUES ('90132475680','Zeynep','Polat','5353156515','polatzey@gmail.com','2001.0919','İzmir','Orman Sokak no:5')" calcext:value-type="string">
            <text:p>INSERT INTO K_CUSTOMER(TC, FIRST_NAME, SURNAME, NUMBER, MAIL, DATE_OF_BIRTH, CITY, OPEN_ADDRESS) VALUES ('90132475680','Zeynep','Polat','5353156515','polatzey@gmail.com','2001.0919','İzmir','Orman Sokak no:5')</text:p>
          </table:table-cell>
        </table:table-row>
        <table:table-row table:style-name="ro1">
          <table:table-cell office:value-type="float" office:value="56497326585" calcext:value-type="float">
            <text:p>56497326585</text:p>
          </table:table-cell>
          <table:table-cell office:value-type="string" calcext:value-type="string">
            <text:p>Canan</text:p>
          </table:table-cell>
          <table:table-cell office:value-type="string" calcext:value-type="string">
            <text:p>Öztürk</text:p>
          </table:table-cell>
          <table:table-cell office:value-type="float" office:value="5379154985" calcext:value-type="float">
            <text:p>5379154985</text:p>
          </table:table-cell>
          <table:table-cell office:value-type="string" calcext:value-type="string">
            <text:p><text:a xlink:href="mailto:coztur@gmail.com" xlink:type="simple">coztur@gmail.com</text:a></text:p>
          </table:table-cell>
          <table:table-cell office:value-type="string" calcext:value-type="string">
            <text:p>1997.12.21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Yeşilbahçe Sokak no:3</text:p>
          </table:table-cell>
          <table:table-cell table:number-columns-repeated="2"/>
          <table:table-cell table:formula="of:=&quot;INSERT INTO K_CUSTOMER(TC, FIRST_NAME, SURNAME, NUMBER, MAIL, DATE_OF_BIRTH, CITY, OPEN_ADDRESS) VALUES ('&quot;&amp;[.A8]&amp;&quot;','&quot;&amp;[.B8]&amp;&quot;','&quot;&amp;[.C8]&amp;&quot;','&quot;&amp;[.D8]&amp;&quot;','&quot;&amp;[.E8]&amp;&quot;','&quot;&amp;[.F8]&amp;&quot;','&quot;&amp;[.G8]&amp;&quot;','&quot;&amp;[.H8]&amp;&quot;')&quot;" office:value-type="string" office:string-value="INSERT INTO K_CUSTOMER(TC, FIRST_NAME, SURNAME, NUMBER, MAIL, DATE_OF_BIRTH, CITY, OPEN_ADDRESS) VALUES ('56497326585','Canan','Öztürk','5379154985','coztur@gmail.com','1997.12.21','Ankara','Yeşilbahçe Sokak no:3')" calcext:value-type="string">
            <text:p>INSERT INTO K_CUSTOMER(TC, FIRST_NAME, SURNAME, NUMBER, MAIL, DATE_OF_BIRTH, CITY, OPEN_ADDRESS) VALUES ('56497326585','Canan','Öztürk','5379154985','coztur@gmail.com','1997.12.21','Ankara','Yeşilbahçe Sokak no:3')</text:p>
          </table:table-cell>
        </table:table-row>
        <table:table-row table:style-name="ro1">
          <table:table-cell office:value-type="float" office:value="38171468551" calcext:value-type="float">
            <text:p>38171468551</text:p>
          </table:table-cell>
          <table:table-cell office:value-type="string" calcext:value-type="string">
            <text:p>Efe</text:p>
          </table:table-cell>
          <table:table-cell office:value-type="string" calcext:value-type="string">
            <text:p>Koç</text:p>
          </table:table-cell>
          <table:table-cell office:value-type="float" office:value="5387712815" calcext:value-type="float">
            <text:p>5387712815</text:p>
          </table:table-cell>
          <table:table-cell office:value-type="string" calcext:value-type="string">
            <text:p><text:span text:style-name="T1"><text:a xlink:href="mailto:kocefe@gmail.com" xlink:type="simple">kocefe@gmail.com</text:a></text:span></text:p>
          </table:table-cell>
          <table:table-cell office:value-type="string" calcext:value-type="string">
            <text:p>2002.10.15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Huzur Caddesi 27. sokak</text:p>
          </table:table-cell>
          <table:table-cell table:number-columns-repeated="2"/>
          <table:table-cell table:formula="of:=&quot;INSERT INTO K_CUSTOMER(TC, FIRST_NAME, SURNAME, NUMBER, MAIL, DATE_OF_BIRTH, CITY, OPEN_ADDRESS) VALUES ('&quot;&amp;[.A9]&amp;&quot;','&quot;&amp;[.B9]&amp;&quot;','&quot;&amp;[.C9]&amp;&quot;','&quot;&amp;[.D9]&amp;&quot;','&quot;&amp;[.E9]&amp;&quot;','&quot;&amp;[.F9]&amp;&quot;','&quot;&amp;[.G9]&amp;&quot;','&quot;&amp;[.H9]&amp;&quot;')&quot;" office:value-type="string" office:string-value="INSERT INTO K_CUSTOMER(TC, FIRST_NAME, SURNAME, NUMBER, MAIL, DATE_OF_BIRTH, CITY, OPEN_ADDRESS) VALUES ('38171468551','Efe','Koç','5387712815','kocefe@gmail.com','2002.10.15','Samsun','Huzur Caddesi 27. sokak')" calcext:value-type="string">
            <text:p>INSERT INTO K_CUSTOMER(TC, FIRST_NAME, SURNAME, NUMBER, MAIL, DATE_OF_BIRTH, CITY, OPEN_ADDRESS) VALUES ('38171468551','Efe','Koç','5387712815','kocefe@gmail.com','2002.10.15','Samsun','Huzur Caddesi 27. sokak')</text:p>
          </table:table-cell>
        </table:table-row>
        <table:table-row table:style-name="ro1">
          <table:table-cell office:value-type="float" office:value="26831486179" calcext:value-type="float">
            <text:p>26831486179</text:p>
          </table:table-cell>
          <table:table-cell office:value-type="string" calcext:value-type="string">
            <text:p>Merve</text:p>
          </table:table-cell>
          <table:table-cell office:value-type="string" calcext:value-type="string">
            <text:p>Aydın</text:p>
          </table:table-cell>
          <table:table-cell office:value-type="float" office:value="5319125614" calcext:value-type="float">
            <text:p>5319125614</text:p>
          </table:table-cell>
          <table:table-cell office:value-type="string" calcext:value-type="string">
            <text:p><text:a xlink:href="mailto:aydinmerve@gmail.com" xlink:type="simple">aydinmerve@gmail.com</text:a></text:p>
          </table:table-cell>
          <table:table-cell office:value-type="string" calcext:value-type="string">
            <text:p>2000.01.09</text:p>
          </table:table-cell>
          <table:table-cell office:value-type="string" calcext:value-type="string">
            <text:p>Karabük</text:p>
          </table:table-cell>
          <table:table-cell office:value-type="string" calcext:value-type="string">
            <text:p>Esmer Sokak No:13</text:p>
          </table:table-cell>
          <table:table-cell table:number-columns-repeated="2"/>
          <table:table-cell table:formula="of:=&quot;INSERT INTO K_CUSTOMER(TC, FIRST_NAME, SURNAME, NUMBER, MAIL, DATE_OF_BIRTH, CITY, OPEN_ADDRESS) VALUES ('&quot;&amp;[.A10]&amp;&quot;','&quot;&amp;[.B10]&amp;&quot;','&quot;&amp;[.C10]&amp;&quot;','&quot;&amp;[.D10]&amp;&quot;','&quot;&amp;[.E10]&amp;&quot;','&quot;&amp;[.F10]&amp;&quot;','&quot;&amp;[.G10]&amp;&quot;','&quot;&amp;[.H10]&amp;&quot;')&quot;" office:value-type="string" office:string-value="INSERT INTO K_CUSTOMER(TC, FIRST_NAME, SURNAME, NUMBER, MAIL, DATE_OF_BIRTH, CITY, OPEN_ADDRESS) VALUES ('26831486179','Merve','Aydın','5319125614','aydinmerve@gmail.com','2000.01.09','Karabük','Esmer Sokak No:13')" calcext:value-type="string">
            <text:p>INSERT INTO K_CUSTOMER(TC, FIRST_NAME, SURNAME, NUMBER, MAIL, DATE_OF_BIRTH, CITY, OPEN_ADDRESS) VALUES ('26831486179','Merve','Aydın','5319125614','aydinmerve@gmail.com','2000.01.09','Karabük','Esmer Sokak No:13')</text:p>
          </table:table-cell>
        </table:table-row>
      </table:table>
      <table:table table:name="Sayfa2" table:style-name="ta1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YEMEK</text:p>
          </table:table-cell>
          <table:table-cell office:value-type="string" calcext:value-type="string">
            <text:p>AHŞAP</text:p>
          </table:table-cell>
          <table:table-cell office:value-type="string" calcext:value-type="string">
            <text:p>47X86</text:p>
          </table:table-cell>
          <table:table-cell office:value-type="string" calcext:value-type="string">
            <text:p>SİYAH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table:formula="of:=&quot;INSERT INTO K_PRODUCT(MODEL,CATEGORY,TYPEE,DIMENSION,COLOUR,PIECE_PRICE,STOCK) VALUES ('&quot;&amp;[.A2]&amp;&quot;','&quot;&amp;[.B2]&amp;&quot;','&quot;&amp;[.C2]&amp;&quot;','&quot;&amp;[.D2]&amp;&quot;','&quot;&amp;[.E2]&amp;&quot;','&quot;&amp;[.F2]&amp;&quot;','&quot;&amp;[.G2]&amp;&quot;')&quot;" office:value-type="string" office:string-value="INSERT INTO K_PRODUCT(MODEL,CATEGORY,TYPEE,DIMENSION,COLOUR,PIECE_PRICE,STOCK) VALUES ('MODEL1','YEMEK','AHŞAP','47X86','SİYAH','8500','10')" calcext:value-type="string">
            <text:p>INSERT INTO K_PRODUCT(MODEL,CATEGORY,TYPEE,DIMENSION,COLOUR,PIECE_PRICE,STOCK) VALUES ('MODEL1','YEMEK','AHŞAP','47X86','SİYAH','8500','10')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UTFA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50X90</text:p>
          </table:table-cell>
          <table:table-cell office:value-type="string" calcext:value-type="string">
            <text:p>ACI KAHVE</text:p>
          </table:table-cell>
          <table:table-cell office:value-type="float" office:value="9000" calcext:value-type="float">
            <text:p>9000</text:p>
          </table:table-cell>
          <table:table-cell office:value-type="float" office:value="50" calcext:value-type="float">
            <text:p>50</text:p>
          </table:table-cell>
          <table:table-cell table:formula="of:=&quot;INSERT INTO K_PRODUCT(MODEL,CATEGORY,TYPEE,DIMENSION,COLOUR,PIECE_PRICE,STOCK) VALUES ('&quot;&amp;[.A3]&amp;&quot;','&quot;&amp;[.B3]&amp;&quot;','&quot;&amp;[.C3]&amp;&quot;','&quot;&amp;[.D3]&amp;&quot;','&quot;&amp;[.E3]&amp;&quot;','&quot;&amp;[.F3]&amp;&quot;','&quot;&amp;[.G3]&amp;&quot;')&quot;" office:value-type="string" office:string-value="INSERT INTO K_PRODUCT(MODEL,CATEGORY,TYPEE,DIMENSION,COLOUR,PIECE_PRICE,STOCK) VALUES ('MODEL2','MUTFAK','METAL','50X90','ACI KAHVE','9000','50')" calcext:value-type="string">
            <text:p>INSERT INTO K_PRODUCT(MODEL,CATEGORY,TYPEE,DIMENSION,COLOUR,PIECE_PRICE,STOCK) VALUES ('MODEL2','MUTFAK','METAL','50X90','ACI KAHVE','9000','50')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DEMİR</text:p>
          </table:table-cell>
          <table:table-cell office:value-type="string" calcext:value-type="string">
            <text:p>45X150</text:p>
          </table:table-cell>
          <table:table-cell office:value-type="string" calcext:value-type="string">
            <text:p>KAHVERENGİ</text:p>
          </table:table-cell>
          <table:table-cell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formula="of:=&quot;INSERT INTO K_PRODUCT(MODEL,CATEGORY,TYPEE,DIMENSION,COLOUR,PIECE_PRICE,STOCK) VALUES ('&quot;&amp;[.A4]&amp;&quot;','&quot;&amp;[.B4]&amp;&quot;','&quot;&amp;[.C4]&amp;&quot;','&quot;&amp;[.D4]&amp;&quot;','&quot;&amp;[.E4]&amp;&quot;','&quot;&amp;[.F4]&amp;&quot;','&quot;&amp;[.G4]&amp;&quot;')&quot;" office:value-type="string" office:string-value="INSERT INTO K_PRODUCT(MODEL,CATEGORY,TYPEE,DIMENSION,COLOUR,PIECE_PRICE,STOCK) VALUES ('MODEL3','SALON','DEMİR','45X150','KAHVERENGİ','7500','35')" calcext:value-type="string">
            <text:p>INSERT INTO K_PRODUCT(MODEL,CATEGORY,TYPEE,DIMENSION,COLOUR,PIECE_PRICE,STOCK) VALUES ('MODEL3','SALON','DEMİR','45X150','KAHVERENGİ','7500','35')</text:p>
          </table:table-cell>
        </table:table-row>
        <table:table-row table:style-name="ro1">
          <table:table-cell office:value-type="string" calcext:value-type="string">
            <text:p>MODEL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60X92</text:p>
          </table:table-cell>
          <table:table-cell office:value-type="string" calcext:value-type="string">
            <text:p>MOR</text:p>
          </table:table-cell>
          <table:table-cell office:value-type="float" office:value="10000" calcext:value-type="float">
            <text:p>10000</text:p>
          </table:table-cell>
          <table:table-cell office:value-type="float" office:value="70" calcext:value-type="float">
            <text:p>70</text:p>
          </table:table-cell>
          <table:table-cell table:formula="of:=&quot;INSERT INTO K_PRODUCT(MODEL,CATEGORY,TYPEE,DIMENSION,COLOUR,PIECE_PRICE,STOCK) VALUES ('&quot;&amp;[.A5]&amp;&quot;','&quot;&amp;[.B5]&amp;&quot;','&quot;&amp;[.C5]&amp;&quot;','&quot;&amp;[.D5]&amp;&quot;','&quot;&amp;[.E5]&amp;&quot;','&quot;&amp;[.F5]&amp;&quot;','&quot;&amp;[.G5]&amp;&quot;')&quot;" office:value-type="string" office:string-value="INSERT INTO K_PRODUCT(MODEL,CATEGORY,TYPEE,DIMENSION,COLOUR,PIECE_PRICE,STOCK) VALUES ('MODEL4','BAR','TEL','60X92','MOR','10000','70')" calcext:value-type="string">
            <text:p>INSERT INTO K_PRODUCT(MODEL,CATEGORY,TYPEE,DIMENSION,COLOUR,PIECE_PRICE,STOCK) VALUES ('MODEL4','BAR','TEL','60X92','MOR','10000','70')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string" calcext:value-type="string">
            <text:p>MUTFAK</text:p>
          </table:table-cell>
          <table:table-cell office:value-type="string" calcext:value-type="string">
            <text:p>KETEN</text:p>
          </table:table-cell>
          <table:table-cell office:value-type="string" calcext:value-type="string">
            <text:p>40X50</text:p>
          </table:table-cell>
          <table:table-cell office:value-type="string" calcext:value-type="string">
            <text:p>MAVİ</text:p>
          </table:table-cell>
          <table:table-cell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formula="of:=&quot;INSERT INTO K_PRODUCT(MODEL,CATEGORY,TYPEE,DIMENSION,COLOUR,PIECE_PRICE,STOCK) VALUES ('&quot;&amp;[.A6]&amp;&quot;','&quot;&amp;[.B6]&amp;&quot;','&quot;&amp;[.C6]&amp;&quot;','&quot;&amp;[.D6]&amp;&quot;','&quot;&amp;[.E6]&amp;&quot;','&quot;&amp;[.F6]&amp;&quot;','&quot;&amp;[.G6]&amp;&quot;')&quot;" office:value-type="string" office:string-value="INSERT INTO K_PRODUCT(MODEL,CATEGORY,TYPEE,DIMENSION,COLOUR,PIECE_PRICE,STOCK) VALUES ('MODEL5','MUTFAK','KETEN','40X50','MAVİ','6000','60')" calcext:value-type="string">
            <text:p>INSERT INTO K_PRODUCT(MODEL,CATEGORY,TYPEE,DIMENSION,COLOUR,PIECE_PRICE,STOCK) VALUES ('MODEL5','MUTFAK','KETEN','40X50','MAVİ','6000','60')</text:p>
          </table:table-cell>
        </table:table-row>
        <table:table-row table:style-name="ro1">
          <table:table-cell office:value-type="string" calcext:value-type="string">
            <text:p>MODEL6</text:p>
          </table:table-cell>
          <table:table-cell office:value-type="string" calcext:value-type="string">
            <text:p>BÜRO</text:p>
          </table:table-cell>
          <table:table-cell office:value-type="string" calcext:value-type="string">
            <text:p>DERİ</text:p>
          </table:table-cell>
          <table:table-cell office:value-type="string" calcext:value-type="string">
            <text:p>48X92</text:p>
          </table:table-cell>
          <table:table-cell office:value-type="string" calcext:value-type="string">
            <text:p>YEŞİL</text:p>
          </table:table-cell>
          <table:table-cell office:value-type="float" office:value="7000" calcext:value-type="float">
            <text:p>7000</text:p>
          </table:table-cell>
          <table:table-cell office:value-type="float" office:value="90" calcext:value-type="float">
            <text:p>90</text:p>
          </table:table-cell>
          <table:table-cell table:formula="of:=&quot;INSERT INTO K_PRODUCT(MODEL,CATEGORY,TYPEE,DIMENSION,COLOUR,PIECE_PRICE,STOCK) VALUES ('&quot;&amp;[.A7]&amp;&quot;','&quot;&amp;[.B7]&amp;&quot;','&quot;&amp;[.C7]&amp;&quot;','&quot;&amp;[.D7]&amp;&quot;','&quot;&amp;[.E7]&amp;&quot;','&quot;&amp;[.F7]&amp;&quot;','&quot;&amp;[.G7]&amp;&quot;')&quot;" office:value-type="string" office:string-value="INSERT INTO K_PRODUCT(MODEL,CATEGORY,TYPEE,DIMENSION,COLOUR,PIECE_PRICE,STOCK) VALUES ('MODEL6','BÜRO','DERİ','48X92','YEŞİL','7000','90')" calcext:value-type="string">
            <text:p>INSERT INTO K_PRODUCT(MODEL,CATEGORY,TYPEE,DIMENSION,COLOUR,PIECE_PRICE,STOCK) VALUES ('MODEL6','BÜRO','DERİ','48X92','YEŞİL','7000','90')</text:p>
          </table:table-cell>
        </table:table-row>
        <table:table-row table:style-name="ro1">
          <table:table-cell office:value-type="string" calcext:value-type="string">
            <text:p>MODEL7</text:p>
          </table:table-cell>
          <table:table-cell office:value-type="string" calcext:value-type="string">
            <text:p>ORGANİZASYON</text:p>
          </table:table-cell>
          <table:table-cell office:value-type="string" calcext:value-type="string">
            <text:p>VİNA</text:p>
          </table:table-cell>
          <table:table-cell office:value-type="string" calcext:value-type="string">
            <text:p>120X45</text:p>
          </table:table-cell>
          <table:table-cell office:value-type="string" calcext:value-type="string">
            <text:p>BEJ</text:p>
          </table:table-cell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  <table:table-cell table:formula="of:=&quot;INSERT INTO K_PRODUCT(MODEL,CATEGORY,TYPEE,DIMENSION,COLOUR,PIECE_PRICE,STOCK) VALUES ('&quot;&amp;[.A8]&amp;&quot;','&quot;&amp;[.B8]&amp;&quot;','&quot;&amp;[.C8]&amp;&quot;','&quot;&amp;[.D8]&amp;&quot;','&quot;&amp;[.E8]&amp;&quot;','&quot;&amp;[.F8]&amp;&quot;','&quot;&amp;[.G8]&amp;&quot;')&quot;" office:value-type="string" office:string-value="INSERT INTO K_PRODUCT(MODEL,CATEGORY,TYPEE,DIMENSION,COLOUR,PIECE_PRICE,STOCK) VALUES ('MODEL7','ORGANİZASYON','VİNA','120X45','BEJ','3000','150')" calcext:value-type="string">
            <text:p>INSERT INTO K_PRODUCT(MODEL,CATEGORY,TYPEE,DIMENSION,COLOUR,PIECE_PRICE,STOCK) VALUES ('MODEL7','ORGANİZASYON','VİNA','120X45','BEJ','3000','150')</text:p>
          </table:table-cell>
        </table:table-row>
        <table:table-row table:style-name="ro1">
          <table:table-cell office:value-type="string" calcext:value-type="string">
            <text:p>MODEL8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LASTİK</text:p>
          </table:table-cell>
          <table:table-cell office:value-type="string" calcext:value-type="string">
            <text:p>50X82</text:p>
          </table:table-cell>
          <table:table-cell office:value-type="string" calcext:value-type="string">
            <text:p>GRİ</text:p>
          </table:table-cell>
          <table:table-cell office:value-type="float" office:value="4500" calcext:value-type="float">
            <text:p>4500</text:p>
          </table:table-cell>
          <table:table-cell office:value-type="float" office:value="60" calcext:value-type="float">
            <text:p>60</text:p>
          </table:table-cell>
          <table:table-cell table:formula="of:=&quot;INSERT INTO K_PRODUCT(MODEL,CATEGORY,TYPEE,DIMENSION,COLOUR,PIECE_PRICE,STOCK) VALUES ('&quot;&amp;[.A9]&amp;&quot;','&quot;&amp;[.B9]&amp;&quot;','&quot;&amp;[.C9]&amp;&quot;','&quot;&amp;[.D9]&amp;&quot;','&quot;&amp;[.E9]&amp;&quot;','&quot;&amp;[.F9]&amp;&quot;','&quot;&amp;[.G9]&amp;&quot;')&quot;" office:value-type="string" office:string-value="INSERT INTO K_PRODUCT(MODEL,CATEGORY,TYPEE,DIMENSION,COLOUR,PIECE_PRICE,STOCK) VALUES ('MODEL8','BENCH','PLASTİK','50X82','GRİ','4500','60')" calcext:value-type="string">
            <text:p>INSERT INTO K_PRODUCT(MODEL,CATEGORY,TYPEE,DIMENSION,COLOUR,PIECE_PRICE,STOCK) VALUES ('MODEL8','BENCH','PLASTİK','50X82','GRİ','4500','60')</text:p>
          </table:table-cell>
        </table:table-row>
        <table:table-row table:style-name="ro1">
          <table:table-cell office:value-type="string" calcext:value-type="string">
            <text:p>MODEL9</text:p>
          </table:table-cell>
          <table:table-cell office:value-type="string" calcext:value-type="string">
            <text:p>PUF</text:p>
          </table:table-cell>
          <table:table-cell office:value-type="string" calcext:value-type="string">
            <text:p>PAMUKLU</text:p>
          </table:table-cell>
          <table:table-cell office:value-type="string" calcext:value-type="string">
            <text:p>46X90</text:p>
          </table:table-cell>
          <table:table-cell office:value-type="string" calcext:value-type="string">
            <text:p>KREM</text:p>
          </table:table-cell>
          <table:table-cell office:value-type="float" office:value="8600" calcext:value-type="float">
            <text:p>8600</text:p>
          </table:table-cell>
          <table:table-cell office:value-type="float" office:value="40" calcext:value-type="float">
            <text:p>40</text:p>
          </table:table-cell>
          <table:table-cell table:formula="of:=&quot;INSERT INTO K_PRODUCT(MODEL,CATEGORY,TYPEE,DIMENSION,COLOUR,PIECE_PRICE,STOCK) VALUES ('&quot;&amp;[.A10]&amp;&quot;','&quot;&amp;[.B10]&amp;&quot;','&quot;&amp;[.C10]&amp;&quot;','&quot;&amp;[.D10]&amp;&quot;','&quot;&amp;[.E10]&amp;&quot;','&quot;&amp;[.F10]&amp;&quot;','&quot;&amp;[.G10]&amp;&quot;')&quot;" office:value-type="string" office:string-value="INSERT INTO K_PRODUCT(MODEL,CATEGORY,TYPEE,DIMENSION,COLOUR,PIECE_PRICE,STOCK) VALUES ('MODEL9','PUF','PAMUKLU','46X90','KREM','8600','40')" calcext:value-type="string">
            <text:p>INSERT INTO K_PRODUCT(MODEL,CATEGORY,TYPEE,DIMENSION,COLOUR,PIECE_PRICE,STOCK) VALUES ('MODEL9','PUF','PAMUKLU','46X90','KREM','8600','40')</text:p>
          </table:table-cell>
        </table:table-row>
        <table:table-row table:style-name="ro1">
          <table:table-cell office:value-type="string" calcext:value-type="string">
            <text:p>MODEL10</text:p>
          </table:table-cell>
          <table:table-cell office:value-type="string" calcext:value-type="string">
            <text:p>TABURE</text:p>
          </table:table-cell>
          <table:table-cell office:value-type="string" calcext:value-type="string">
            <text:p>KAŞMİR</text:p>
          </table:table-cell>
          <table:table-cell office:value-type="string" calcext:value-type="string">
            <text:p>60X90</text:p>
          </table:table-cell>
          <table:table-cell office:value-type="string" calcext:value-type="string">
            <text:p>PEMBE</text:p>
          </table:table-cell>
          <table:table-cell office:value-type="float" office:value="9200" calcext:value-type="float">
            <text:p>9200</text:p>
          </table:table-cell>
          <table:table-cell office:value-type="float" office:value="80" calcext:value-type="float">
            <text:p>80</text:p>
          </table:table-cell>
          <table:table-cell table:formula="of:=&quot;INSERT INTO K_PRODUCT(MODEL,CATEGORY,TYPEE,DIMENSION,COLOUR,PIECE_PRICE,STOCK) VALUES ('&quot;&amp;[.A11]&amp;&quot;','&quot;&amp;[.B11]&amp;&quot;','&quot;&amp;[.C11]&amp;&quot;','&quot;&amp;[.D11]&amp;&quot;','&quot;&amp;[.E11]&amp;&quot;','&quot;&amp;[.F11]&amp;&quot;','&quot;&amp;[.G11]&amp;&quot;')&quot;" office:value-type="string" office:string-value="INSERT INTO K_PRODUCT(MODEL,CATEGORY,TYPEE,DIMENSION,COLOUR,PIECE_PRICE,STOCK) VALUES ('MODEL10','TABURE','KAŞMİR','60X90','PEMBE','9200','80')" calcext:value-type="string">
            <text:p>INSERT INTO K_PRODUCT(MODEL,CATEGORY,TYPEE,DIMENSION,COLOUR,PIECE_PRICE,STOCK) VALUES ('MODEL10','TABURE','KAŞMİR','60X90','PEMBE','9200','80')</text:p>
          </table:table-cell>
        </table:table-row>
        <table:table-row table:style-name="ro1">
          <table:table-cell office:value-type="string" calcext:value-type="string">
            <text:p>MODEL11</text:p>
          </table:table-cell>
          <table:table-cell office:value-type="string" calcext:value-type="string">
            <text:p>RESTORAN</text:p>
          </table:table-cell>
          <table:table-cell office:value-type="string" calcext:value-type="string">
            <text:p>SETEN</text:p>
          </table:table-cell>
          <table:table-cell office:value-type="string" calcext:value-type="string">
            <text:p>43X89</text:p>
          </table:table-cell>
          <table:table-cell office:value-type="string" calcext:value-type="string">
            <text:p>TURUNCU</text:p>
          </table:table-cell>
          <table:table-cell office:value-type="float" office:value="4800" calcext:value-type="float">
            <text:p>4800</text:p>
          </table:table-cell>
          <table:table-cell office:value-type="float" office:value="60" calcext:value-type="float">
            <text:p>60</text:p>
          </table:table-cell>
          <table:table-cell table:formula="of:=&quot;INSERT INTO K_PRODUCT(MODEL,CATEGORY,TYPEE,DIMENSION,COLOUR,PIECE_PRICE,STOCK) VALUES ('&quot;&amp;[.A12]&amp;&quot;','&quot;&amp;[.B12]&amp;&quot;','&quot;&amp;[.C12]&amp;&quot;','&quot;&amp;[.D12]&amp;&quot;','&quot;&amp;[.E12]&amp;&quot;','&quot;&amp;[.F12]&amp;&quot;','&quot;&amp;[.G12]&amp;&quot;')&quot;" office:value-type="string" office:string-value="INSERT INTO K_PRODUCT(MODEL,CATEGORY,TYPEE,DIMENSION,COLOUR,PIECE_PRICE,STOCK) VALUES ('MODEL11','RESTORAN','SETEN','43X89','TURUNCU','4800','60')" calcext:value-type="string">
            <text:p>INSERT INTO K_PRODUCT(MODEL,CATEGORY,TYPEE,DIMENSION,COLOUR,PIECE_PRICE,STOCK) VALUES ('MODEL11','RESTORAN','SETEN','43X89','TURUNCU','4800','60')</text:p>
          </table:table-cell>
        </table:table-row>
        <table:table-row table:style-name="ro1">
          <table:table-cell office:value-type="string" calcext:value-type="string">
            <text:p>MODEL12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HASIR</text:p>
          </table:table-cell>
          <table:table-cell office:value-type="string" calcext:value-type="string">
            <text:p>55X70</text:p>
          </table:table-cell>
          <table:table-cell office:value-type="string" calcext:value-type="string">
            <text:p>SARI</text:p>
          </table:table-cell>
          <table:table-cell office:value-type="float" office:value="9500" calcext:value-type="float">
            <text:p>9500</text:p>
          </table:table-cell>
          <table:table-cell office:value-type="float" office:value="150" calcext:value-type="float">
            <text:p>150</text:p>
          </table:table-cell>
          <table:table-cell table:formula="of:=&quot;INSERT INTO K_PRODUCT(MODEL,CATEGORY,TYPEE,DIMENSION,COLOUR,PIECE_PRICE,STOCK) VALUES ('&quot;&amp;[.A13]&amp;&quot;','&quot;&amp;[.B13]&amp;&quot;','&quot;&amp;[.C13]&amp;&quot;','&quot;&amp;[.D13]&amp;&quot;','&quot;&amp;[.E13]&amp;&quot;','&quot;&amp;[.F13]&amp;&quot;','&quot;&amp;[.G13]&amp;&quot;')&quot;" office:value-type="string" office:string-value="INSERT INTO K_PRODUCT(MODEL,CATEGORY,TYPEE,DIMENSION,COLOUR,PIECE_PRICE,STOCK) VALUES ('MODEL12','BAHÇE','HASIR','55X70','SARI','9500','150')" calcext:value-type="string">
            <text:p>INSERT INTO K_PRODUCT(MODEL,CATEGORY,TYPEE,DIMENSION,COLOUR,PIECE_PRICE,STOCK) VALUES ('MODEL12','BAHÇE','HASIR','55X70','SARI','9500','150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.00.0000</text:date>, <text:time style:data-style-name="N2" text:time-value="21:55:54.801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2:03:31.520000000</meta:creation-date>
    <dc:date>2024-11-10T21:56:33.960000000</dc:date>
    <meta:editing-duration>PT4H8M5S</meta:editing-duration>
    <meta:editing-cycles>4</meta:editing-cycles>
    <meta:generator>LibreOffice/7.5.5.2$Windows_X86_64 LibreOffice_project/ca8fe7424262805f223b9a2334bc7181abbcbf5e</meta:generator>
    <meta:document-statistic meta:table-count="2" meta:cell-count="185" meta:object-count="0"/>
  </office:meta>
</office:document-meta>
</file>